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Verdana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Verdana" fo:font-size="15pt" fo:font-style="normal" style:text-underline-style="none" fo:font-weight="normal" style:text-blinking="false" fo:background-color="transparent" style:font-name-asian="Arial" style:font-size-asian="15pt" style:language-asian="ja" style:country-asian="JP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font-size="15pt" style:font-size-asian="15pt" style:language-asian="ja" style:country-asian="JP" style:font-size-complex="15pt"/>
    </style:style>
    <style:style style:name="P14" style:family="paragraph" style:parent-style-name="Table_20_Contents">
      <style:text-properties style:font-name="Arial1" fo:font-size="14pt"/>
    </style:style>
    <style:style style:name="P15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4pt" style:font-name-asian="Arial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4pt" style:font-name-asian="Arial" style:font-size-asian="14pt" style:language-asian="ja" style:country-asian="JP" style:font-size-complex="14pt"/>
    </style:style>
    <style:style style:name="P18" style:family="paragraph" style:parent-style-name="Table_20_Contents">
      <style:text-properties style:font-name="Verdana" fo:font-size="14pt" style:font-size-asian="14pt" style:font-size-complex="14p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21" style:family="paragraph" style:parent-style-name="Standard">
      <style:text-properties style:font-name="Verdana" fo:font-size="14pt" style:font-name-asian="Arial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23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24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2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2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Verdana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 style:font-name-asian="Arial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style:text-blinking="false" fo:background-color="#cfe2f3" style:font-name-asian="Arial" style:font-size-asian="14pt" style:font-size-complex="14pt"/>
    </style:style>
    <style:style style:name="T7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style:font-name-asian="Arial" style:font-size-asian="14pt" style:language-asian="ja" style:country-asian="JP" style:font-size-complex="14pt"/>
    </style:style>
    <style:style style:name="T9" style:family="text">
      <style:text-properties fo:font-size="14pt" style:font-name-asian="Arial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language-asian="ja" style:country-asian="JP"/>
    </style:style>
    <style:style style:name="T12" style:family="text">
      <style:text-properties fo:font-weight="normal"/>
    </style:style>
    <style:style style:name="T13" style:family="text">
      <style:text-properties fo:font-weight="normal" fo:background-color="#ffe599"/>
    </style:style>
    <style:style style:name="T14" style:family="text">
      <style:text-properties style:language-asian="ko" style:country-asian="KR"/>
    </style:style>
    <style:style style:name="T1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8">ानन्द_सरस्वती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19">महर्षि स्वामी दयानन्द सरस्वती (१८२४-१८८३)</text:p>
            <text:p text:style-name="P19"><text:s/>आधुनिक भारत के महान </text:p>
            <text:p text:style-name="P19">चिन्तक, समाज-सुधारक व देशभक्त थे</text:p>
            <text:p text:style-name="P19">। </text:p>
          </table:table-cell>
        </table:table-row>
        <table:table-row>
          <table:table-cell table:style-name="表1.A2" office:value-type="string">
            <text:p text:style-name="P12">maharSHi / swami / daya:nand / saraswati:</text:p>
            <text:p text:style-name="P12">a:dhunik ~ modern / bha:rat ~ India / ke ~ of / maha:n ~ great</text:p>
            <text:p text:style-name="P12">chintak ~ thinker / sama:dj ~ society / reformer ~ sudha:rak / wa? ~ and / deshabhakt ~ patriot / the ~ were</text:p>
          </table:table-cell>
        </table:table-row>
      </table:table>
      <text:p text:style-name="P2">2. </text:p>
      <table:table table:name="表2" table:style-name="表2">
        <table:table-column table:style-name="表2.A"/>
        <table:table-row>
          <table:table-cell table:style-name="表2.A1" office:value-type="string">
            <text:p text:style-name="P19"/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p text:style-name="P3"/>
      <text:p text:style-name="P7"><text:span text:style-name="T3">[next] </text:span><text:span text:style-name="T4">ANY</text:span></text:p>
      <text:p text:style-name="Text_20_body"/>
      <text:p text:style-name="P6">[/  20191215_235153]</text:p>
      <text:p text:style-name="Text_20_body"/>
      <text:p text:style-name="Text_20_body"/>
      <text:p text:style-name="P20"/>
      <text:p text:style-name="P1">------------------------------------------------------------</text:p>
      <text:p text:style-name="P5">[20191216_07411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दय" text:style-name="Internet_20_link" text:visited-style-name="Visited_20_Internet_20_Link">https://hi.wikipedia.org/wiki/दय</text:a><text:span text:style-name="T8">ानन्द_सरस्वती</text:span></text:p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19">वे महान ईश्वर भक्त थे,</text:p>
            <text:p text:style-name="P19"><text:s/>उन्होंने मुंबई में एक [समाज]]</text:p>
            <text:p text:style-name="P19"><text:s/>सुधारक संगठन - आर्य समाज </text:p>
            <text:p text:style-name="P19">की स्थापना की।</text:p>
          </table:table-cell>
        </table:table-row>
        <table:table-row>
          <table:table-cell table:style-name="表3.A2" office:value-type="string">
            <text:p text:style-name="P12">ve ~ he / maha:n ~ great / i:shvar ~ the god / bhakta ~ devotee / the ~ were</text:p>
            <text:p text:style-name="P12">unhonne ~ he / munbi: ~ mumbai / meng ~ in / e:k ~ a / society ~ sama:dj</text:p>
            <text:p text:style-name="P12">sudha:rak ~ reformer / sangath%an ~ organization / a:r^ya ~ arya</text:p>
            <text:p text:style-name="P12">ki: ~ of / stha:pana: ~ 설립</text:p>
          </table:table-cell>
        </table:table-row>
      </table:table>
      <text:p text:style-name="P2">2. </text:p>
      <table:table table:name="表4" table:style-name="表4">
        <table:table-column table:style-name="表4.A"/>
        <table:table-row>
          <table:table-cell table:style-name="表4.A1" office:value-type="string">
            <text:p text:style-name="P19"/>
          </table:table-cell>
        </table:table-row>
        <table:table-row>
          <table:table-cell table:style-name="表4.A2" office:value-type="string">
            <text:p text:style-name="P12"/>
          </table:table-cell>
        </table:table-row>
      </table:table>
      <text:p text:style-name="P3"/>
      <text:p text:style-name="P7"><text:span text:style-name="T3">[next] </text:span><text:span text:style-name="T4">“वे एक”</text:span></text:p>
      <text:p text:style-name="Text_20_body"/>
      <text:p text:style-name="P6">[/  20191216_083130]</text:p>
      <text:p text:style-name="Text_20_body"/>
      <text:p text:style-name="P20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9">ीर 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कबीर या भगत कबीर </text:p>
            <text:p text:style-name="P19">15वीं सदी के </text:p>
            <text:p text:style-name="P19">भारतीय रहस्यवादी कवि</text:p>
            <text:p text:style-name="P19"><text:s/>और संत थे।</text:p>
          </table:table-cell>
        </table:table-row>
        <text:soft-page-break/>
        <table:table-row>
          <table:table-cell table:style-name="表5.A2" office:value-type="string">
            <text:p text:style-name="P12">kabi:r / ya: ~ 또는 / bhagat ~ the faithful / 15 vi:ng ~ 15th / sadi: ~ 세기 / ke ~ 의</text:p>
            <text:p text:style-name="P12">bha:rati:ya <text:s/>~ Indian / r'hasyava:di: ~ 신비한 / kavi: ~ poet</text:p>
            <text:p text:style-name="P12">aur ~ 그리고 / sangt ~ 성자 / the ~ 있었다</text:p>
          </table:table-cell>
        </table:table-row>
      </table:table>
      <text:p text:style-name="P2">2. </text:p>
      <table:table table:name="表6" table:style-name="表6">
        <table:table-column table:style-name="表6.A"/>
        <table:table-row>
          <table:table-cell table:style-name="表6.A1" office:value-type="string">
            <text:p text:style-name="P19"/>
          </table:table-cell>
        </table:table-row>
        <table:table-row>
          <table:table-cell table:style-name="表6.A2" office:value-type="string">
            <text:p text:style-name="P12"/>
          </table:table-cell>
        </table:table-row>
      </table:table>
      <text:p text:style-name="P3"/>
      <text:p text:style-name="P7"><text:span text:style-name="T3">[next] </text:span><text:span text:style-name="T4">“वे हिन्दी साहित्य”</text:span></text:p>
      <text:p text:style-name="Text_20_body"/>
      <text:p text:style-name="P6">[/  20191216_085122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7">res free# JVEMV6 37#20_6 / 37. miscs / 20. philosophy / 20191216_101300</text:span></text:p>
      <text:p text:style-name="P2">1. <text:a xlink:type="simple" xlink:href="https://hi.wikipedia.org/wiki/श" text:style-name="Internet_20_link" text:visited-style-name="Visited_20_Internet_20_Link"><text:span text:style-name="T9">https://hi.wikipedia.org/wiki/श</text:span></text:a><text:span text:style-name="T9">ास्त्रीय_संगीत <text:s/></text:span></text:p>
      <table:table table:name="表7" table:style-name="表7">
        <table:table-column table:style-name="表7.A"/>
        <table:table-row>
          <table:table-cell table:style-name="表7.A1" office:value-type="string">
            <text:p text:style-name="P19">शास्त्रीय संगीत</text:p>
            <text:p text:style-name="P19">भारतीय शास्त्रीय संगीत या मार्ग, </text:p>
            <text:p text:style-name="P19">भारतीय संगीत का अभिन्न अंग है। </text:p>
          </table:table-cell>
        </table:table-row>
        <table:table-row>
          <table:table-cell table:style-name="表7.A2" office:value-type="string">
            <text:p text:style-name="P12">sha:stri:ya ~ 클래식 / sanggi:t ~ 음악</text:p>
            <text:p text:style-name="P12">bha:rti:ya ~ 인디언 / <text:s/>클래식 / 음악 / 또는 / mar<text:span text:style-name="T11">g ~ Route</text:span></text:p>
            <text:p text:style-name="P13">ka ~ 의 / abhinn ~ 없어서는 안될 / ang ~ 부분 / hai ~ 입니다</text:p>
          </table:table-cell>
        </table:table-row>
      </table:table>
      <text:p text:style-name="P2">2. </text:p>
      <table:table table:name="表8" table:style-name="表8">
        <table:table-column table:style-name="表8.A"/>
        <table:table-row>
          <table:table-cell table:style-name="表8.A1" office:value-type="string">
            <text:p text:style-name="P19"/>
          </table:table-cell>
        </table:table-row>
        <table:table-row>
          <table:table-cell table:style-name="表8.A2" office:value-type="string">
            <text:p text:style-name="P12"/>
          </table:table-cell>
        </table:table-row>
      </table:table>
      <text:p text:style-name="P3"><text:soft-page-break/></text:p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P8"/>
      <text:p text:style-name="P1">------------------------------------------------------------</text:p>
      <text:p text:style-name="P5">[20191217_091158]</text:p>
      <text:p text:style-name="Text_20_body">ज्ञानाश्रयी</text:p>
      <text:p text:style-name="P7"><text:span text:style-name="T1">1. </text:span><text:span text:style-name="T2">XX:XX</text:span></text:p>
      <text:p text:style-name="P2">1. <text:a xlink:type="simple" xlink:href="https://hi.wikipedia.org/wiki/कब" text:style-name="Internet_20_link" text:visited-style-name="Visited_20_Internet_20_Link"><text:span text:style-name="T9">https://hi.wikipedia.org/wiki/कब</text:span></text:a><text:span text:style-name="T9">ीर 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19"><text:s/>वे हिन्दी साहित्य के </text:p>
            <text:p text:style-name="P19">भक्तिकालीन युग में ज्ञानाश्र -निर्गुण</text:p>
            <text:p text:style-name="P19"><text:s/>शाखा की काव्यधारा के प्रवर्तक थे।</text:p>
          </table:table-cell>
        </table:table-row>
        <table:table-row>
          <table:table-cell table:style-name="表9.A2" office:value-type="string">
            <text:p text:style-name="P12">ve ~ 그들은 / Hindi ~ 힌디 / <text:s/>sa:hitya ~ 문학의 / of</text:p>
            <text:p text:style-name="P12">bhaktika:li:n ~ Devout / yug ~ 시대 / men ~ 에서 / gya:nashrayi: ~ 지식이 풍부한 / nirgun% ~ nirgun</text:p>
            <text:p text:style-name="P12">sha:kha ~ Branch / ki: ~ of / ka:vyadha:ra ~ Poetry / of / pravartak ~ 발기인</text:p>
          </table:table-cell>
        </table:table-row>
      </table:table>
      <text:p text:style-name="P2">2. 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<text:s/>इनकी रचनाओं ने हिन्दी</text:p>
            <text:p text:style-name="P19">प्रदेश <text:s/>के भक्ति आंदोलन को गहरे</text:p>
            <text:p text:style-name="P19"><text:s/>स्तर तक प्रभावित किया। </text:p>
          </table:table-cell>
        </table:table-row>
        <table:table-row>
          <table:table-cell table:style-name="表10.A2" office:value-type="string">
            <text:p text:style-name="P12">inaki: ~ 그들의 / rachana:o:ng ~ Compositions / ne ~ 있다 / Hindi</text:p>
            <text:p text:style-name="P12">pradesh ~ Region / of / bhakti ~ 헌신 献身 / a:ngdolan ~ 운동 / of / gahare ~ 깊은</text:p>
            <text:p text:style-name="P12">star ~ 레벨 / tak ~ 때까지 / prabha:vit ~ influenced / kiya: ~ 했어</text:p>
          </table:table-cell>
        </table:table-row>
      </table:table>
      <text:p text:style-name="P3"><text:soft-page-break/></text:p>
      <text:p text:style-name="P7"><text:span text:style-name="T3">[next] </text:span><text:span text:style-name="T4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4">ीर </text:span></text:p>
      <text:p text:style-name="Text_20_body"/>
      <text:p text:style-name="P6">[/  20191217_094550]</text:p>
      <text:p text:style-name="Text_20_body"/>
      <text:p text:style-name="P8"/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text:span text:style-name="T13">“ उनका लेखन” </text:span><text:a xlink:type="simple" xlink:href="https://hi.wikipedia.org/wiki/कब" text:style-name="Internet_20_link" text:visited-style-name="Visited_20_Internet_20_Link"><text:span text:style-name="T12">https://hi.wikipedia.org/wiki/कब</text:span></text:a><text:span text:style-name="T13">ीर </text:span>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उनका लेखन सिखों</text:p>
            <text:p text:style-name="P19">के आदि ग्रंथ में</text:p>
            <text:p text:style-name="P19"><text:s/>भी देखने को मिलता है।</text:p>
          </table:table-cell>
        </table:table-row>
        <table:table-row>
          <table:table-cell table:style-name="表11.A2" office:value-type="string">
            <text:p text:style-name="P12">unaka: ~ 그들의 / lekhan ~ 작문 / sikho:n ~ 시크교</text:p>
            <text:p text:style-name="P12">ke / a:di ~ 기타 / granth ~ 문자 / meng ~ 에서</text:p>
            <text:p text:style-name="P12">bhi: ~ as well / de:kane: ~ see / of / to mix / he: ~ 입니다</text:p>
          </table:table-cell>
        </table:table-row>
      </table:table>
      <text:p text:style-name="P2">2. 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वे हिन्दू धर्म व इस्लाम के आलोचक थे।</text:p>
          </table:table-cell>
        </table:table-row>
        <table:table-row>
          <table:table-cell table:style-name="表12.A2" office:value-type="string">
            <text:p text:style-name="P12">ve ~ 그들은 / hindu: / dharm ~ 종교 / va ~ 그리고 / isla:ma / a:lochak ~ 비평가</text:p>
          </table:table-cell>
        </table:table-row>
      </table:table>
      <text:p text:style-name="P2">1. </text:p>
      <table:table table:name="表13" table:style-name="表13">
        <table:table-column table:style-name="表13.A"/>
        <table:table-row>
          <table:table-cell table:style-name="表13.A1" office:value-type="string">
            <text:p text:style-name="P19">उन्होंने सामाजिक अंधविश्वास की निंदा की औ</text:p>
            <text:p text:style-name="P19">और सामाजिक बुराइयों की</text:p>
            <text:p text:style-name="P19"><text:s/>कड़ी आलोचना की थी।</text:p>
          </table:table-cell>
        </table:table-row>
        <table:table-row>
          <table:table-cell table:style-name="表13.A2" office:value-type="string">
            <text:p text:style-name="P12">unhonne ~ 그들은 / sa:ma:jik ~ 사회 / angdhavishva:s ~ 迷信 / ki: / ninda ~ 비난 / ki: / a:lochana: ~ 비판 / ki: / were</text:p>
            <text:p text:style-name="P12"><text:soft-page-break/>o:r ~ 그리고 / <text:s/>사회 / buraiong ~ 悪 / ki:</text:p>
            <text:p text:style-name="P12">kad%i: ~ 링크</text:p>
            <text:p text:style-name="P12"/>
          </table:table-cell>
        </table:table-row>
      </table:table>
      <text:p text:style-name="P2"/>
      <text:p text:style-name="P7"><text:span text:style-name="T3">[next] </text:span><text:span text:style-name="T4">“उनके जीवनकाल” </text:span><text:a xlink:type="simple" xlink:href="https://hi.wikipedia.org/wiki/कब" text:style-name="Internet_20_link" text:visited-style-name="Visited_20_Internet_20_Link"><text:span text:style-name="T3">https://hi.wikipedia.org/wiki/कब</text:span></text:a><text:span text:style-name="T4">ीर </text:span></text:p>
      <text:p text:style-name="Text_20_body"/>
      <text:p text:style-name="P6">[/  20191218_150417]</text:p>
      <text:p text:style-name="Text_20_body"/>
      <text:p text:style-name="P8"/>
      <text:p text:style-name="P1">------------------------------------------------------------</text:p>
      <text:p text:style-name="P5">[20191218_150754]</text:p>
      <text:p text:style-name="Text_20_body"/>
      <text:p text:style-name="P7"><text:span text:style-name="T1">1. </text:span><text:span text:style-name="T2">XX:XX</text:span></text:p>
      <text:p text:style-name="P2">1. <text:a xlink:type="simple" xlink:href="https://ar.wikipedia.org/wiki/صوفية" text:style-name="Internet_20_link" text:visited-style-name="Visited_20_Internet_20_Link">https://ar.wikipedia.org/wiki/صوفية</text:a>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الصوفية أو التصوف هو</text:p>
            <text:p text:style-name="P19"><text:s/>مذهب إسلامي</text:p>
          </table:table-cell>
        </table:table-row>
        <table:table-row>
          <table:table-cell table:style-name="表14.A2" office:value-type="string">
            <text:p text:style-name="P11">al's^u:fi:ya / aw ~ 또는 / al'tas^awn ~ 신비주의 / hu:wa ~ 그 / </text:p>
            <text:p text:style-name="P11">madzahabun ~ 교리 / islami:yun ~ 이슬람</text:p>
          </table:table-cell>
        </table:table-row>
      </table:table>
      <text:p text:style-name="P2">2. 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<text:s/>لكن وفق الرؤية الصوفية </text:p>
            <text:p text:style-name="P19">ليست مذهبًا،</text:p>
          </table:table-cell>
        </table:table-row>
        <table:table-row>
          <table:table-cell table:style-name="表15.A2" office:value-type="string">
            <text:p text:style-name="P11">lakina ~ 하지만 / wafqa: ~ As / al'ru:wi:ya: ~ 비전 / al'su:fi:ya ~ Sufism / layisa:t ~ 그렇지 않습니다. </text:p>
            <text:p text:style-name="P11">madzahaban ~ 컬트.</text:p>
          </table:table-cell>
        </table:table-row>
      </table:table>
      <text:p text:style-name="P3"/>
      <text:p text:style-name="P7"><text:span text:style-name="T3">[next] </text:span><text:span text:style-name="T4">“وإنما هو” https://ar.wikipedia.org/wiki/صوفية</text:span></text:p>
      <text:p text:style-name="Text_20_body"/>
      <text:p text:style-name="P6">[/  20191218_152540]</text:p>
      <text:p text:style-name="Text_20_body"><text:soft-page-break/></text:p>
      <text:p text:style-name="P8"/>
      <text:p text:style-name="P1">------------------------------------------------------------</text:p>
      <text:p text:style-name="P5">[20191219_134225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<text:s/>उनके जीवनकाल के दौरान </text:p>
            <text:p text:style-name="P19">हिन्दू और मुसलमान दोनों ने</text:p>
            <text:p text:style-name="P19"><text:s/>उन्हें अपने विचार के लिए </text:p>
            <text:p text:style-name="P19">धमकी दी थी।[2]</text:p>
          </table:table-cell>
        </table:table-row>
        <table:table-row>
          <table:table-cell table:style-name="表16.A2" office:value-type="string">
            <text:p text:style-name="P16">unake ~ <text:span text:style-name="T14">그의 / </text:span><text:span text:style-name="T11">ji:vanaka:l ~ 일생 / ke / do:ran ~ 동안</text:span></text:p>
            <text:p text:style-name="P17">hindu: / o:r ~ 그리고 / musalama:n ~ 무슬림 / donong ~ 兩者都 / ne ~ 있다</text:p>
            <text:p text:style-name="P17">unheng ~ 그들 / apane ~ 우리의 / vicha:r ~ 아이디어 / ke / lie ~ 대한</text:p>
            <text:p text:style-name="P17">dhamaki: ~ 위협 / di: ~ Given / thi: ~ 이었다</text:p>
          </table:table-cell>
        </table:table-row>
      </table:table>
      <text:p text:style-name="P2">2. 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कबीर पंथ नामक धार्मिक </text:p>
            <text:p text:style-name="P19">सम्प्रदाय इनकी शिक्षाओं के</text:p>
            <text:p text:style-name="P19"><text:s/>अनुयायी हैं।</text:p>
          </table:table-cell>
        </table:table-row>
        <table:table-row>
          <table:table-cell table:style-name="表17.A2" office:value-type="string">
            <text:p text:style-name="P12">kabi:r / pangth ~ 컬트 / na:mak ~ Called / dha:rmik ~ Religious</text:p>
            <text:p text:style-name="P12">samprada:y ~ 커뮤니티 / inaki: ~ 그들의 / shiksha:ong ~ Teachings / ke</text:p>
            <text:p text:style-name="P12">anuya:yi: ~ Followers / he:ng ~ Are</text:p>
          </table:table-cell>
        </table:table-row>
      </table:table>
      <text:p text:style-name="P2">1. 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जीवन</text:p>
            <text:p text:style-name="P19">कबीर के (लगभग 14वीं-15वीं शताब्दी)जन्म स्थान के </text:p>
            <text:p text:style-name="P19">बारे में विद्वानों में मतभेद</text:p>
            <text:p text:style-name="P19"><text:soft-page-break/><text:s/>है परन्तु अधिकतर विद्वान </text:p>
            <text:p text:style-name="P19">इनका जन्म काशी में ही</text:p>
            <text:p text:style-name="P19"><text:s/>मानते हैं,</text:p>
          </table:table-cell>
        </table:table-row>
        <table:table-row>
          <table:table-cell table:style-name="表18.A2" office:value-type="string">
            <text:p text:style-name="P12">ji:van ~ 인생</text:p>
            <text:p text:style-name="P12">kabi:r / ke / (lagabhag ~ 거의 / shata:bdi ~ 세기 / jan<text:span text:style-name="T11">am ~ 탄생 / stha:n ~ 위치 / ke</text:span></text:p>
            <text:p text:style-name="P13">ba:re meng ~ about / vidva:nong ~ 학자 / meng / matabhed ~ Difference</text:p>
            <text:p text:style-name="P13">he: ~ is / parantu ~ 그러나 / adhikatar ~ 대부분 / vidva:n ~ 학자</text:p>
            <text:p text:style-name="P12">inka: ~ 그들의 / jan<text:span text:style-name="T11">m ~ 탄생 / ka:shi: ~ Kashi / meng ~ in / hi: ~ 만</text:span></text:p>
            <text:p text:style-name="P12">ma:nte ~ 고려 / he:ng</text:p>
          </table:table-cell>
        </table:table-row>
      </table:table>
      <text:p text:style-name="P2"/>
      <text:p text:style-name="P7"><text:span text:style-name="T3">[next] </text:span><text:span text:style-name="T4">“जिसकी पुष्टि”</text:span></text:p>
      <text:p text:style-name="Text_20_body"/>
      <text:p text:style-name="P6">[/  20191219_142408]</text:p>
      <text:p text:style-name="Text_20_body"/>
      <text:p text:style-name="P8"/>
      <text:p text:style-name="P1">------------------------------------------------------------</text:p>
      <text:p text:style-name="P5">[20191220_170916]</text:p>
      <text:p text:style-name="Text_20_body"/>
      <text:p text:style-name="P7"><text:span text:style-name="T1">1. </text:span><text:a xlink:type="simple" xlink:href="https://hi.wikipedia.org/wiki/कब" text:style-name="Internet_20_link" text:visited-style-name="Visited_20_Internet_20_Link"><text:span text:style-name="T6">https://hi.wikipedia.org/wiki/कब</text:span></text:a><text:span text:style-name="T5">ीर</text:span></text:p>
      <text:p text:style-name="P2">1. 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<text:s/>जिसकी पुष्टि स्वयं कबीर का यह </text:p>
            <text:p text:style-name="P19">कथन भी करता है। </text:p>
          </table:table-cell>
        </table:table-row>
        <table:table-row>
          <table:table-cell table:style-name="表19.A2" office:value-type="string">
            <text:p text:style-name="P12">jiski: ~ Which / pus%t%i ~ 확인 / svayang ~ 자체 / ka: / ye ~ 이것</text:p>
            <text:p text:style-name="P12">kathan ~ 진술 / bhi: ~ also / karta ~ to do</text:p>
          </table:table-cell>
        </table:table-row>
      </table:table>
      <text:p text:style-name="P2">2. </text:p>
      <table:table table:name="表20" table:style-name="表20">
        <table:table-column table:style-name="表20.A"/>
        <text:soft-page-break/>
        <table:table-row>
          <table:table-cell table:style-name="表20.A1" office:value-type="string">
            <text:p text:style-name="P19">"काशी में परगट भये </text:p>
            <text:p text:style-name="P19">,रामानंद चेताये "</text:p>
          </table:table-cell>
        </table:table-row>
        <table:table-row>
          <table:table-cell table:style-name="表20.A2" office:value-type="string">
            <text:p text:style-name="P12">kashi: meng ~ 카시에서 / pargat% ~ Pargat / Bhaye ~ 친애하는</text:p>
            <text:p text:style-name="P12">rama:nand ~ Ramanand / cheta:ye ~ 경고</text:p>
          </table:table-cell>
        </table:table-row>
      </table:table>
      <text:p text:style-name="P3"/>
      <text:p text:style-name="P7"><text:span text:style-name="T3">[next] </text:span><text:span text:style-name="T4">कबीर के गुरु</text:span></text:p>
      <text:p text:style-name="Text_20_body"/>
      <text:p text:style-name="P6">[/  20191220_172429]</text:p>
      <text:p text:style-name="Text_20_body"/>
      <text:p text:style-name="Text_20_body"/>
      <text:p text:style-name="P8">@@@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/>
          </table:table-cell>
        </table:table-row>
        <table:table-row>
          <table:table-cell table:style-name="表21.A2" office:value-type="string">
            <text:p text:style-name="P12"/>
          </table:table-cell>
        </table:table-row>
      </table:table>
      <text:p text:style-name="P2">2. 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/>
          </table:table-cell>
        </table:table-row>
        <table:table-row>
          <table:table-cell table:style-name="表22.A2" office:value-type="string">
            <text:p text:style-name="P12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P1"><text:soft-page-break/></text:p>
      <text:p text:style-name="P1"/>
      <text:p text:style-name="P1">------------------------------------- [TEMPLATE] 20191215_235223</text:p>
      <text:p text:style-name="P1">------------------------------------------------------------</text:p>
      <text:p text:style-name="P5">[XXX]</text:p>
      <text:p text:style-name="Text_20_body"/>
      <text:p text:style-name="P7"><text:span text:style-name="T1">1. </text:span><text:span text:style-name="T2">XX:XX</text:span></text:p>
      <text:p text:style-name="P2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/>
          </table:table-cell>
        </table:table-row>
        <table:table-row>
          <table:table-cell table:style-name="表27.A2" office:value-type="string">
            <text:p text:style-name="P12"/>
          </table:table-cell>
        </table:table-row>
      </table:table>
      <text:p text:style-name="P2">2. 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2"/>
          </table:table-cell>
        </table:table-row>
      </table:table>
      <text:p text:style-name="P3"/>
      <text:p text:style-name="P7"><text:span text:style-name="T3">[next] </text:span><text:span text:style-name="T4">XX:XX</text:span></text:p>
      <text:p text:style-name="Text_20_body"/>
      <text:p text:style-name="P6">[/  XXX]</text:p>
      <text:p text:style-name="Text_20_body"/>
      <text:p text:style-name="Text_20_body"/>
      <text:p text:style-name="Text_20_body"/>
      <text:p text:style-name="Text_20_body"/>
      <text:p text:style-name="P1">/ ------------------------------- [TEMPLATE] 20191215_235223 /</text:p>
      <text:p text:style-name="Text_20_body"/>
      <text:p text:style-name="P4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4"/>
          </table:table-cell>
          <table:table-cell table:style-name="表236.A1" office:value-type="string">
            <text:p text:style-name="P14">SH</text:p>
          </table:table-cell>
          <table:table-cell table:style-name="表236.C1" office:value-type="string">
            <text:p text:style-name="P14">fre<text:span text:style-name="T11">nch “chiffre”</text:span></text:p>
          </table:table-cell>
        </table:table-row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4">dj</text:p>
          </table:table-cell>
          <table:table-cell table:style-name="表236.C2" office:value-type="string">
            <text:p text:style-name="P14">fre<text:span text:style-name="T11">nch “je”</text:span></text:p>
          </table:table-cell>
        </table:table-row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4">*ng<office:annotation office:name="__Annotation__1456_219229384"><dc:creator>iwabuchi ken</dc:creator><dc:date>2019-12-16T08:18:16.71</dc:date><text:p text:style-name="P27"><text:span text:style-name="T15">end of the word, no chars further.</text:span></text:p></office:annotation><text:span text:style-name="T11">$</text:span><office:annotation-end office:name="__Annotation__1456_219229384"/></text:p>
          </table:table-cell>
          <table:table-cell table:style-name="表236.C2" office:value-type="string">
            <text:p text:style-name="P14">nasal(en.)</text:p>
          </table:table-cell>
        </table:table-row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5">th%</text:p>
          </table:table-cell>
          <table:table-cell table:style-name="表236.C2" office:value-type="string">
            <text:p text:style-name="P14">“ṭh”<text:note text:id="ftn1" text:note-class="footnote"><text:note-citation>1</text:note-citation><text:note-body><text:p text:style-name="Footnote"><text:a xlink:type="simple" xlink:href="https://ja.wikipedia.org/wiki/ヒンディー語#文字" text:style-name="Internet_20_link" text:visited-style-name="Visited_20_Internet_20_Link">https://ja.wikipedia.org/wiki/ヒンディー語#文字</text:a></text:p></text:note-body></text:note></text:p>
          </table:table-cell>
        </table:table-row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5">r^</text:p>
          </table:table-cell>
          <table:table-cell table:style-name="表236.C2" office:value-type="string">
            <text:p text:style-name="P14">“r̥”</text:p>
          </table:table-cell>
        </table:table-row>
        <text:soft-page-break/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5">d%</text:p>
          </table:table-cell>
          <table:table-cell table:style-name="表236.C2" office:value-type="string">
            <text:p text:style-name="P14">“ḍ”</text:p>
          </table:table-cell>
        </table:table-row>
        <table:table-row>
          <table:table-cell table:style-name="表236.A2" office:value-type="string">
            <text:p text:style-name="P14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4">english “the”</text:p>
          </table:table-cell>
        </table:table-row>
      </table:table>
      <text:p text:style-name="P4"/>
      <text:p text:style-name="P4"/>
      <text:p text:style-name="P4">/ --------------------------------------- [SYMBOLS] 20191113_111045 /</text:p>
      <text:p text:style-name="P4"/>
      <text:p text:style-name="P22">------------------------------- [STEPS : closing] 20191220_172621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8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23.A2" office:value-type="string">
            <text:p text:style-name="P18"/>
          </table:table-cell>
        </table:table-row>
      </table:table>
      <text:p text:style-name="P21"/>
      <text:p text:style-name="P9">/ --------------------------- [STEPS : closing] 20191220_172621 /</text:p>
      <text:p text:style-name="P9"/>
      <text:p text:style-name="P23">------------------------------------- [DOCS] 20191220_172652</text:p>
      <text:p text:style-name="P23"/>
      <table:table table:name="表24" table:style-name="表24">
        <table:table-column table:style-name="表24.A"/>
        <table:table-row>
          <table:table-cell table:style-name="表24.A1" office:value-type="string">
            <text:p text:style-name="P24">C:\WORKS_2\WS\WS_Others.JVEMV6\JVEMV6\37_miscs\20_philosophy\log_JVE_37-20.[philosophy].odt</text:p>
          </table:table-cell>
        </table:table-row>
        <table:table-row>
          <table:table-cell table:style-name="表24.A2" office:value-type="string">
            <text:p text:style-name="P18"/>
          </table:table-cell>
        </table:table-row>
      </table:table>
      <text:p text:style-name="P25"/>
      <text:p text:style-name="P10">/ <text:span text:style-name="T10">------------------------------------- [DOCS] 20191220_172652 /</text:span></text:p>
      <text:p text:style-name="P9"/>
      <text:p text:style-name="P9">================== EOF 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15T23:29:27.96</meta:creation-date>
    <dc:date>2019-12-20T17:28:16.63</dc:date>
    <dc:creator>iwabuchi ken</dc:creator>
    <meta:editing-duration>PT6H47M49S</meta:editing-duration>
    <meta:editing-cycles>13</meta:editing-cycles>
    <meta:generator>OpenOffice/4.1.3$Win32 OpenOffice.org_project/413m1$Build-9783</meta:generator>
    <meta:document-statistic meta:table-count="27" meta:image-count="0" meta:object-count="0" meta:page-count="11" meta:paragraph-count="203" meta:word-count="1283" meta:character-count="6369"/>
  </office:meta>
</office:document-meta>
</file>